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4f933" officeooo:paragraph-rsid="0014f933"/>
    </style:style>
    <style:style style:name="P2" style:family="paragraph" style:parent-style-name="Standard">
      <style:text-properties officeooo:paragraph-rsid="0015fac5"/>
    </style:style>
    <style:style style:name="P3" style:family="paragraph" style:parent-style-name="Standard">
      <style:text-properties fo:font-size="15pt" style:text-underline-style="solid" style:text-underline-width="auto" style:text-underline-color="font-color" fo:font-weight="bold" officeooo:rsid="0015fac5" officeooo:paragraph-rsid="0015fac5" style:font-size-asian="15pt" style:font-weight-asian="bold" style:font-size-complex="15pt" style:font-weight-complex="bold"/>
    </style:style>
    <style:style style:name="P4" style:family="paragraph" style:parent-style-name="Standard">
      <style:text-properties fo:font-size="15pt" style:text-underline-style="solid" style:text-underline-width="auto" style:text-underline-color="font-color" fo:font-weight="bold" officeooo:rsid="0015fac5" officeooo:paragraph-rsid="0015fac5" style:font-size-asian="13.1000003814697pt" style:font-weight-asian="bold" style:font-size-complex="15pt" style:font-weight-complex="bold"/>
    </style:style>
    <style:style style:name="P5" style:family="paragraph" style:parent-style-name="Standard">
      <style:text-properties fo:font-size="15pt" style:text-underline-style="solid" style:text-underline-width="auto" style:text-underline-color="font-color" fo:font-weight="bold" officeooo:rsid="00170f68" officeooo:paragraph-rsid="00170f68" style:font-size-asian="13.1000003814697pt" style:font-weight-asian="bold" style:font-size-complex="15pt" style:font-weight-complex="bold"/>
    </style:style>
    <style:style style:name="P6" style:family="paragraph" style:parent-style-name="Standard">
      <style:text-properties fo:font-size="15pt" style:text-underline-style="solid" style:text-underline-width="auto" style:text-underline-color="font-color" fo:font-weight="bold" officeooo:rsid="00193613" officeooo:paragraph-rsid="00193613" style:font-size-asian="13.1000003814697pt" style:font-weight-asian="bold" style:font-size-complex="15pt" style:font-weight-complex="bold"/>
    </style:style>
    <style:style style:name="P7" style:family="paragraph" style:parent-style-name="Standard">
      <style:text-properties fo:font-size="15pt" fo:font-style="normal" style:text-underline-style="none" fo:font-weight="normal" officeooo:rsid="00187d50" officeooo:paragraph-rsid="00170f68" style:font-size-asian="13.1000003814697pt" style:font-style-asian="normal" style:font-weight-asian="normal" style:font-size-complex="15pt" style:font-style-complex="normal" style:font-weight-complex="normal"/>
    </style:style>
    <style:style style:name="P8" style:family="paragraph" style:parent-style-name="Standard">
      <style:text-properties fo:font-size="12pt" style:text-underline-style="none" fo:font-weight="normal" officeooo:rsid="00170f68" officeooo:paragraph-rsid="00170f68"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15fac5" officeooo:paragraph-rsid="0015fac5" style:font-size-asian="12pt" style:font-weight-asian="normal" style:font-size-complex="12pt" style:font-weight-complex="normal"/>
    </style:style>
    <style:style style:name="P10" style:family="paragraph" style:parent-style-name="Standard">
      <style:text-properties fo:font-size="12pt" style:text-underline-style="none" fo:font-weight="normal" officeooo:rsid="00170f68" officeooo:paragraph-rsid="0015fac5"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officeooo:paragraph-rsid="0014f933"/>
    </style:style>
    <style:style style:name="P12" style:family="paragraph" style:parent-style-name="Standard">
      <style:text-properties style:text-underline-style="solid" style:text-underline-width="auto" style:text-underline-color="font-color" fo:font-weight="bold" officeooo:rsid="0015fac5" officeooo:paragraph-rsid="0015fac5" style:font-weight-asian="bold" style:font-weight-complex="bold"/>
    </style:style>
    <style:style style:name="P13" style:family="paragraph" style:parent-style-name="Standard">
      <style:text-properties fo:font-size="14pt" style:text-underline-style="solid" style:text-underline-width="auto" style:text-underline-color="font-color" fo:font-weight="bold" officeooo:rsid="00170f68" officeooo:paragraph-rsid="00170f68" style:font-size-asian="14pt" style:font-weight-asian="bold" style:font-size-complex="14pt" style:font-weight-complex="bold"/>
    </style:style>
    <style:style style:name="P14" style:family="paragraph" style:parent-style-name="Standard">
      <style:text-properties fo:font-size="14pt" style:text-underline-style="solid" style:text-underline-width="auto" style:text-underline-color="font-color" fo:font-weight="bold" officeooo:rsid="0015fac5" officeooo:paragraph-rsid="0015fac5" style:font-size-asian="12.25pt" style:font-weight-asian="bold" style:font-size-complex="14pt" style:font-weight-complex="bold"/>
    </style:style>
    <style:style style:name="P15" style:family="paragraph" style:parent-style-name="Standard">
      <style:text-properties fo:font-size="14pt" officeooo:rsid="0014f933" officeooo:paragraph-rsid="0014f933" style:font-size-asian="14pt" style:font-size-complex="14pt"/>
    </style:style>
    <style:style style:name="P16" style:family="paragraph" style:parent-style-name="Standard">
      <style:text-properties officeooo:paragraph-rsid="00170f68"/>
    </style:style>
    <style:style style:name="P17" style:family="paragraph" style:parent-style-name="Standard">
      <style:text-properties style:text-line-through-style="none" style:text-line-through-type="none" fo:font-size="14pt" style:text-underline-style="solid" style:text-underline-width="auto" style:text-underline-color="font-color" fo:font-weight="bold" officeooo:rsid="00193613" officeooo:paragraph-rsid="00193613" style:font-size-asian="12.25pt" style:font-weight-asian="bold" style:font-size-complex="14pt" style:font-weight-complex="bold"/>
    </style:style>
    <style:style style:name="P18" style:family="paragraph" style:parent-style-name="Standard">
      <style:text-properties style:text-line-through-style="none" style:text-line-through-type="none" fo:font-size="14pt" style:text-underline-style="none" fo:font-weight="normal" officeooo:rsid="0019c186" officeooo:paragraph-rsid="0019c186" style:font-size-asian="12.25pt" style:font-weight-asian="normal" style:font-size-complex="14pt" style:font-weight-complex="normal"/>
    </style:style>
    <style:style style:name="P19" style:family="paragraph" style:parent-style-name="Standard">
      <style:text-properties style:text-line-through-style="none" style:text-line-through-type="none" fo:font-size="12pt" style:text-underline-style="none" fo:font-weight="normal" officeooo:rsid="00193613" officeooo:paragraph-rsid="00193613" style:font-size-asian="10.5pt" style:font-weight-asian="normal" style:font-size-complex="12pt" style:font-weight-complex="normal"/>
    </style:style>
    <style:style style:name="P20" style:family="paragraph" style:parent-style-name="Standard">
      <style:text-properties style:text-line-through-style="none" style:text-line-through-type="none" fo:font-size="12pt" style:text-underline-style="none" fo:font-weight="normal" officeooo:rsid="0019c186" officeooo:paragraph-rsid="0019c186" style:font-size-asian="12pt" style:font-weight-asian="normal" style:font-size-complex="12pt" style:font-weight-complex="normal"/>
    </style:style>
    <style:style style:name="P21" style:family="paragraph" style:parent-style-name="Standard">
      <style:text-properties fo:font-weight="normal" officeooo:rsid="0015fac5" officeooo:paragraph-rsid="0015fac5" style:font-weight-asian="normal" style:font-weight-complex="normal"/>
    </style:style>
    <style:style style:name="P22" style:family="paragraph" style:parent-style-name="Standard">
      <style:text-properties style:text-underline-style="none" fo:font-weight="normal" officeooo:rsid="0015fac5" officeooo:paragraph-rsid="0015fac5" style:font-weight-asian="normal" style:font-weight-complex="normal"/>
    </style:style>
    <style:style style:name="P23" style:family="paragraph" style:parent-style-name="Standard">
      <style:text-properties officeooo:paragraph-rsid="001e097f"/>
    </style:style>
    <style:style style:name="P24" style:family="paragraph" style:parent-style-name="Standard">
      <style:text-properties style:text-underline-style="none" fo:font-weight="normal" officeooo:rsid="001e097f" officeooo:paragraph-rsid="001e097f" style:font-weight-asian="normal" style:font-weight-complex="normal"/>
    </style:style>
    <style:style style:name="T1" style:family="text">
      <style:text-properties officeooo:rsid="0014f933"/>
    </style:style>
    <style:style style:name="T2" style:family="text">
      <style:text-properties officeooo:rsid="0015fac5"/>
    </style:style>
    <style:style style:name="T3" style:family="text">
      <style:text-properties fo:font-weight="bold" style:font-weight-asian="bold" style:font-weight-complex="bold"/>
    </style:style>
    <style:style style:name="T4" style:family="text">
      <style:text-properties fo:font-weight="bold" officeooo:rsid="0014f933" style:font-weight-asian="bold" style:font-weight-complex="bold"/>
    </style:style>
    <style:style style:name="T5" style:family="text">
      <style:text-properties fo:font-weight="bold" officeooo:rsid="0015fac5"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5fac5" style:font-weight-asian="normal" style:font-weight-complex="normal"/>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normal" officeooo:rsid="001e097f" style:font-weight-asian="normal" style:font-weight-complex="normal"/>
    </style:style>
    <style:style style:name="T10" style:family="text">
      <style:text-properties style:text-underline-style="none" fo:font-weight="normal" officeooo:rsid="001ea2fb" style:font-weight-asian="normal" style:font-weight-complex="normal"/>
    </style:style>
    <style:style style:name="T11" style:family="text">
      <style:text-properties style:text-underline-style="none" fo:font-weight="normal" officeooo:rsid="002178dc" style:font-weight-asian="normal" style:font-weight-complex="normal"/>
    </style:style>
    <style:style style:name="T12" style:family="text">
      <style:text-properties style:text-underline-style="none" fo:font-weight="normal" officeooo:rsid="002288e4" style:font-weight-asian="normal" style:font-weight-complex="normal"/>
    </style:style>
    <style:style style:name="T13" style:family="text">
      <style:text-properties style:text-underline-style="none" fo:font-weight="bold" officeooo:rsid="001ea2fb" style:font-weight-asian="bold" style:font-weight-complex="bold"/>
    </style:style>
    <style:style style:name="T14" style:family="text">
      <style:text-properties fo:font-size="12pt" style:text-underline-style="none" fo:font-weight="normal" style:font-size-asian="12pt" style:font-weight-asian="normal" style:font-size-complex="12pt" style:font-weight-complex="normal"/>
    </style:style>
    <style:style style:name="T15" style:family="text">
      <style:text-properties fo:font-size="12pt" style:text-underline-style="none" fo:font-weight="normal" officeooo:rsid="0015fac5" style:font-size-asian="12pt" style:font-weight-asian="normal" style:font-size-complex="12pt" style:font-weight-complex="normal"/>
    </style:style>
    <style:style style:name="T16" style:family="text">
      <style:text-properties fo:font-size="12pt" style:text-underline-style="none" fo:font-weight="normal" style:font-size-asian="10.5pt" style:font-weight-asian="normal" style:font-size-complex="12pt" style:font-weight-complex="normal"/>
    </style:style>
    <style:style style:name="T17" style:family="text">
      <style:text-properties fo:font-size="12pt" style:text-underline-style="none" fo:font-weight="normal" officeooo:rsid="00170f68" style:font-size-asian="10.5pt" style:font-weight-asian="normal" style:font-size-complex="12pt" style:font-weight-complex="normal"/>
    </style:style>
    <style:style style:name="T18" style:family="text">
      <style:text-properties fo:font-size="12pt" style:text-underline-style="solid" style:text-underline-width="auto" style:text-underline-color="font-color" fo:font-weight="bold" officeooo:rsid="0015fac5" style:font-size-asian="12pt" style:font-weight-asian="bold" style:font-size-complex="12pt" style:font-weight-complex="bold"/>
    </style:style>
    <style:style style:name="T19" style:family="text">
      <style:text-properties fo:font-size="12pt" style:text-underline-style="solid" style:text-underline-width="auto" style:text-underline-color="font-color" fo:font-weight="bold" officeooo:rsid="00170f68" style:font-size-asian="10.5pt" style:font-weight-asian="bold" style:font-size-complex="12pt" style:font-weight-complex="bold"/>
    </style:style>
    <style:style style:name="T20" style:family="text">
      <style:text-properties fo:font-size="12pt" style:text-underline-style="solid" style:text-underline-width="auto" style:text-underline-color="font-color" fo:font-weight="normal" officeooo:rsid="00170f68" style:font-size-asian="12pt" style:font-weight-asian="normal" style:font-size-complex="12pt" style:font-weight-complex="normal"/>
    </style:style>
    <style:style style:name="T21" style:family="text">
      <style:text-properties officeooo:rsid="00170f68"/>
    </style:style>
    <style:style style:name="T22" style:family="text">
      <style:text-properties fo:font-size="15pt" fo:font-style="normal" style:text-underline-style="solid" style:text-underline-width="auto" style:text-underline-color="font-color" fo:font-weight="bold" officeooo:rsid="00187d50" style:font-size-asian="13.1000003814697pt" style:font-style-asian="normal" style:font-weight-asian="bold" style:font-size-complex="15pt" style:font-style-complex="normal" style:font-weight-complex="bold"/>
    </style:style>
    <style:style style:name="T23" style:family="text">
      <style:text-properties fo:font-size="15pt" fo:font-style="normal" officeooo:rsid="00187d50" style:font-size-asian="13.1000003814697pt" style:font-style-asian="normal" style:font-size-complex="15pt" style:font-style-complex="normal"/>
    </style:style>
    <style:style style:name="T24" style:family="text">
      <style:text-properties officeooo:rsid="0019c186"/>
    </style:style>
    <style:style style:name="T25" style:family="text">
      <style:text-properties officeooo:rsid="001a757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Bonjour madame,<text:line-break/>Ce fichier a pour but d’expliquer comment marche mon Dossier de Lecture et que faire en cas de problème.</text:p>
      <text:p text:style-name="P1"/>
      <text:p text:style-name="P11"><text:span text:style-name="T1">J’ai choisi comme format pour ce dossier de lecture de faire page web, que j’ai entièrement codé. Il ne s’agit pas de site web, car les fichiers sont stockés sur votre appareil, et non sur un serveur externe. Beaucoup de fichiers interviennent et « communiquent » entre eux dans ce projet, </text:span><text:span text:style-name="T4">il ne faut absolument pas changer leur nom ou leur emplacement,</text:span><text:span text:style-name="T1"> sous peine de </text:span><text:span text:style-name="T2">corrompre</text:span><text:span text:style-name="T1"> le projet </text:span><text:span text:style-name="T2">et de causer une perte d’information voir une destruction totale du fonctionnement. Il est </text:span><text:span text:style-name="T5">fortement</text:span><text:span text:style-name="T7"> conseillé de déplacer le dossier entier en cas de besoin.</text:span></text:p>
      <text:p text:style-name="P21"/>
      <text:p text:style-name="P3">Comment accéder au dossier de lecture ?</text:p>
      <text:p text:style-name="P12"><text:span text:style-name="T6">Vous necessitez une connexion à Internet</text:span><text:span text:style-name="T8"> afin de charger certaines images, la Bande-Annonce, ainsi que les musiques de la bande-son.</text:span></text:p>
      <text:p text:style-name="P23"><text:span text:style-name="T8">Pour accéder au dossier, il suffit </text:span><text:span text:style-name="T9">d’accéder à ce lien :</text:span></text:p>
      <text:p text:style-name="P23"><text:a xlink:type="simple" xlink:href="https://fabetsol.github.io/Dossier-de-lecture-ce-qu-il-faut-de-nuit-FINAL/" text:style-name="Internet_20_link" text:visited-style-name="Visited_20_Internet_20_Link"><text:span text:style-name="T9">https://fabetsol.github.io/Dossier-de-lecture-ce-qu-il-faut-de-nuit-FINAL/</text:span></text:a></text:p>
      <text:p text:style-name="P24"/>
      <text:p text:style-name="P23"><text:span text:style-name="T8"><text:s/></text:span><text:span text:style-name="T9">Si le lien ne marche pas, </text:span><text:span text:style-name="T10"><text:s/>je vous invite à fermer ce fichier et </text:span><text:span text:style-name="T11">à </text:span><text:span text:style-name="T10">ouvrir</text:span><text:span text:style-name="T12"> et lire</text:span><text:span text:style-name="T10"> </text:span><text:span text:style-name="T13">Si le lien ne marche pas.odt.</text:span></text:p>
      <text:p text:style-name="P22"/>
      <text:p text:style-name="P6">Comment marche le dossier de lecture ?</text:p>
      <text:p text:style-name="P17">-Mise en images / Scènes clefs / Première et dernière pages de mon roman :<text:line-break/><text:span text:style-name="T16">Des boutons sont à dispositions sur le côté ou sur le dessus des textes/images afin de changer de scène/page, un bouton bleu indique que celui-ci est actuellement selectionné.</text:span></text:p>
      <text:p text:style-name="P19"/>
      <text:p text:style-name="P17">-Bande-son :</text:p>
      <text:p text:style-name="P19">Vous disposez de boutons précédent/suivant aux côtés du « lecteur MP3 » afin de faire défiler les musiques et les noms de scènes et justifications associés. Vous pouvez mettre les musiques en pause et changer le volume. <text:span text:style-name="T25">(Vous pouvez cliquer sur le nom des auteurs pour accéder à leur page Wikipedia</text:span></text:p>
      <text:p text:style-name="P19"/>
      <text:p text:style-name="P17">-<text:span text:style-name="T24">Bande-annonce :</text:span></text:p>
      <text:p text:style-name="P20">Il suffit de cliquer sur le bouton au centre de la vidéo.</text:p>
      <text:p text:style-name="P20"/>
      <text:p text:style-name="P18">Pour le reste, vous saurez vous débrouiller ;)</text:p>
      <text:p text:style-name="P22"/>
      <text:p text:style-name="P4">En cas de problème :</text:p>
      <text:p text:style-name="P14"><text:span text:style-name="T21">I) </text:span>Si les musiques ne marchent pas :<text:line-break/><text:span text:style-name="T8">1) </text:span><text:span text:style-name="T14">Êtes-vous bien connectée à Internet ?</text:span></text:p>
      <text:p text:style-name="P9">2) Si les musiques ne marchent toujours pas, une connection à un compte google sur votre navigateur peut potentiellement résoudre le problème.</text:p>
      <text:p text:style-name="P2"><text:span text:style-name="T15">3) Si les musiques ne marchent toujours pas ou si vous ne pouvez ou voulez pas vous connecter à un compte Google, alors vous pouvez accèder à la liste des fichiers audio </text:span><text:span text:style-name="T18">ici :</text:span><text:span text:style-name="T15"> </text:span><text:a xlink:type="simple" xlink:href="https://drive.google.com/drive/folders/1K3Zd-6jlcYFz5vJwyiavDVKUP3f6Jf4A?usp=sharing" text:style-name="Internet_20_link" text:visited-style-name="Visited_20_Internet_20_Link"><text:span text:style-name="T20">https://drive.google.com/drive/folders/1K3Zd-6jlcYFz5vJwyiavDVKUP3f6Jf4A?usp=sharing</text:span></text:a></text:p>
      <text:p text:style-name="P10"/>
      <text:p text:style-name="P13">II) Si la vidéo (la bande-annonce) ne marche pas :</text:p>
      <text:p text:style-name="P16"><text:span text:style-name="T17">Vous pouvez accéder à la vidéo </text:span><text:span text:style-name="T19">ici:</text:span><text:span text:style-name="T17"> <text:s/></text:span><text:a xlink:type="simple" xlink:href="https://www.youtube.com/watch?v=CFGMEpJSqN0" text:style-name="Internet_20_link" text:visited-style-name="Visited_20_Internet_20_Link">https://www.youtube.com/watch?v=CFGMEpJSqN0</text:a></text:p>
      <text:p text:style-name="P8"/>
      <text:p text:style-name="P5"/>
      <text:p text:style-name="P5"><text:soft-page-break/></text:p>
      <text:p text:style-name="P5">A propos du style de la page :</text:p>
      <text:p text:style-name="P8">Je ne suis pas un dévellopeur diplomé et bien que j’eu passé beaucoup de temps sur la réalisation de ce site (plusieurs dizaines d’heures uniquement pour le codage), je n’ai pas eu autant de temps qu’un dévellopeur professionnel.</text:p>
      <text:p text:style-name="P8">C’est pourquoi l’affichage et le style de la page web peut changer en fonction de l’appareil, et paraître beaucoup plus « moche » d’un appareil à l’autre.<text:line-break/>J’ai tenté de rendre la page web « réactive » à la taille de l’écran, ainsi, la page s’affichait correctement sur mon ordinateur personnel, mon ordinateur familiale, l’ordinateur d’un ami ainsi qu’un des ordinateurs du lycée, lorsque j’ouvrais la page avec Google Chrome.</text:p>
      <text:p text:style-name="P8">Mais je ne peux malheureusement qu’espérer que la page s’affiche correctement sur l’appareil, si celle-ci ne s’affiche pas correctement, cela serait indépendant de ma volonté (nottament car je ne peux pas déposer de cookies sur votre ordinateur, ce qui est en temps normal bien utile pour rendre une page « réactive »).</text:p>
      <text:p text:style-name="P8">Vous pouvez voir à quoi ressemble la page web lorsque celle-ci s’afficher correctement grâce à la vidéo <text:span text:style-name="T3">demo.mp4 </text:span>(je vous conseille de ne pas le regarder avant d’ouvrir la page web, afin de ne pas « gâcher la surprise »)<text:line-break/><text:line-break/><text:span text:style-name="T22">En cas de tout autre problèmes, n’hésitez pas à me contacter.</text:span><text:span text:style-name="T23"><text:line-break/>Merci d’avoir lu, et bonne lecture !</text:span></text:p>
      <text:p text:style-name="P7">-Eliott Heuzé 1C</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5-12T21:46:15.616000000</meta:creation-date>
    <dc:date>2022-05-12T22:39:18.775000000</dc:date>
    <meta:editing-duration>PT18M14S</meta:editing-duration>
    <meta:editing-cycles>12</meta:editing-cycles>
    <meta:generator>LibreOffice/6.4.4.2$Windows_X86_64 LibreOffice_project/3d775be2011f3886db32dfd395a6a6d1ca2630ff</meta:generator>
    <meta:document-statistic meta:table-count="0" meta:image-count="0" meta:object-count="0" meta:page-count="2" meta:paragraph-count="26" meta:word-count="626" meta:character-count="3765" meta:non-whitespace-character-count="3161"/>
  </office:meta>
</office:document-meta>
</file>